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style:font-name="Calibri Light" style:font-name-complex="Arial" fo:font-weight="bold" style:font-weight-asian="bold" fo:font-size="36pt" style:font-size-asian="36pt" style:font-size-complex="36pt"/>
    </style:style>
    <style:style style:name="P2" style:parent-style-name="Standard" style:family="paragraph">
      <style:paragraph-properties fo:line-height="150%"/>
      <style:text-properties style:font-name="Calibri Light" style:font-name-complex="Arial" fo:font-size="12pt" style:font-size-asian="12pt" style:font-size-complex="12pt"/>
    </style:style>
    <style:style style:name="P3" style:parent-style-name="Standard" style:family="paragraph">
      <style:paragraph-properties fo:line-height="150%"/>
      <style:text-properties style:font-name="Calibri Light" style:font-name-complex="Arial" fo:font-size="12pt" style:font-size-asian="12pt" style:font-size-complex="12pt"/>
    </style:style>
    <style:style style:name="P4" style:parent-style-name="Standard" style:family="paragraph">
      <style:paragraph-properties fo:line-height="150%"/>
      <style:text-properties style:font-name="Calibri Light" style:font-name-complex="Arial" fo:font-size="12pt" style:font-size-asian="12pt" style:font-size-complex="12pt"/>
    </style:style>
    <style:style style:name="P5" style:parent-style-name="Standard" style:family="paragraph">
      <style:paragraph-properties fo:line-height="150%"/>
      <style:text-properties style:font-name="Calibri Light" style:font-name-complex="Arial" fo:font-size="12pt" style:font-size-asian="12pt" style:font-size-complex="12pt"/>
    </style:style>
    <style:style style:name="P6" style:parent-style-name="Standard" style:family="paragraph">
      <style:paragraph-properties fo:line-height="150%"/>
      <style:text-properties style:font-name="Calibri Light" style:font-name-complex="Arial" fo:font-size="12pt" style:font-size-asian="12pt" style:font-size-complex="12pt"/>
    </style:style>
    <style:style style:name="P7" style:parent-style-name="Standard" style:family="paragraph">
      <style:paragraph-properties fo:line-height="150%"/>
      <style:text-properties style:font-name="Calibri Light" style:font-name-complex="Arial" fo:font-size="12pt" style:font-size-asian="12pt" style:font-size-complex="12pt"/>
    </style:style>
    <style:style style:name="P8" style:parent-style-name="Standard" style:family="paragraph">
      <style:paragraph-properties fo:line-height="150%"/>
      <style:text-properties style:font-name="Calibri Light" style:font-name-complex="Arial" fo:font-size="12pt" style:font-size-asian="12pt" style:font-size-complex="12pt"/>
    </style:style>
    <style:style style:name="P9" style:parent-style-name="Standard" style:family="paragraph">
      <style:paragraph-properties fo:line-height="150%"/>
    </style:style>
    <style:style style:name="T10" style:parent-style-name="Absatz-Standardschriftart" style:family="text">
      <style:text-properties style:font-name="Calibri Light" style:font-name-complex="Arial" fo:font-size="12pt" style:font-size-asian="12pt" style:font-size-complex="12pt"/>
    </style:style>
  </office:automatic-styles>
  <office:body>
    <office:text text:use-soft-page-breaks="true">
      <text:p text:style-name="P1">Einführung</text:p>
      <text:p text:style-name="P2">Dieses Start-Up ist ein Projekt, das den Schülern der Schule erlaubt auf der Webseite Eigentümer zu kaufen und verkaufen. Die Funktionsweise ähnelt der Webseite „EBay Kleinanzeige“. Auf der Webseite kann man sich registrieren, damit man eine eigene Identifizierung<text:s/>bekommt und so die Webseite sicherer ist und kein Betrug durch Anonyme stattfinden kann.<text:s/>Sie wird voraussichtlich nur für die Schüler und Lehrer des Berufsschulzentrums Radolfzell zugänglich sein. Geplant ist, dass Außenstehende keinen Zugriff darauf haben werden.<text:s/></text:p>
      <text:p text:style-name="P3"/>
      <text:p text:style-name="P4"/>
      <text:p text:style-name="P5"/>
      <text:p text:style-name="P6">Die Entwicklung einer Applikation ist ein<text:s/>zeitintesiver und komplizierter Ablauf. Es wird eine Planung und Strukturierung verlangt,<text:s/>die Übergreifung von mehreren Programmiersprachen, wie HTML und PHP<text:s/>gefordert<text:s/>und<text:s/>auch das Erstellen und Aufsetzen eines<text:s/>Servers<text:s/>ist unerlässlich.<text:s/>Die Zusammenarbeit des Teams spielt eine große Rolle, da<text:s/>alles genau geplant werden muss. Dafür haben wir bestimmte Ideen und Programme verwendet um es in der festgelegten Zeit abzuarbeiten und fertigzustellen.<text:s/>Es kann vieles schief gehen während der Arbeit, wie ein Code der beim ersten Versuch nicht sofort klappt, jedoch war es uns immer möglich die Sache in die Hand zu nehmen und<text:s/>mit der Unterstützung und Hilfe von Stefan Strittmatter das Problem am Ende<text:s/>zu bewältigen.<text:s/></text:p>
      <text:p text:style-name="P7"/>
      <text:p text:style-name="P8"/>
      <text:p text:style-name="P9"><text:span text:style-name="T10">Als erstes starten wir mit dem Verzeichnis Projekt, d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YeniayHa</meta:initial-creator>
    <dc:creator>YeniayHa</dc:creator>
    <meta:creation-date>2019-11-20T12:06:00Z</meta:creation-date>
    <dc:date>2019-11-20T14:24:00Z</dc:date>
    <meta:template xlink:href="Normal.dotm" xlink:type="simple"/>
    <meta:editing-cycles>4</meta:editing-cycles>
    <meta:editing-duration>PT0S</meta:editing-duration>
    <meta:document-statistic meta:page-count="1" meta:paragraph-count="84" meta:word-count="194" meta:character-count="1275" meta:row-count="194" meta:non-whitespace-character-count="1165"/>
  </office:meta>
</office:document-meta>
</file>